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, Helvetica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language="ru" fo:country="RU" officeooo:paragraph-rsid="00006415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language="ru" fo:country="RU" officeooo:paragraph-rsid="000067b9"/>
    </style:style>
    <style:style style:name="P3" style:family="paragraph" style:parent-style-name="Standard">
      <style:paragraph-properties fo:margin-left="0cm" fo:margin-right="0cm" fo:text-align="end" style:justify-single-word="false" fo:orphans="2" fo:widows="2" fo:text-indent="0cm" style:auto-text-indent="false"/>
      <style:text-properties fo:language="ru" fo:country="RU" officeooo:paragraph-rsid="000067b9"/>
    </style:style>
    <style:style style:name="T1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2" style:family="text">
      <style:text-properties fo:font-variant="normal" fo:text-transform="none" fo:color="#222222" style:font-name="Arial" fo:font-size="12pt" fo:letter-spacing="normal" fo:font-style="normal" fo:font-weight="normal" officeooo:rsid="00006415"/>
    </style:style>
    <style:style style:name="T3" style:family="text">
      <style:text-properties fo:font-variant="normal" fo:text-transform="none" fo:color="#222222" style:font-name="Arial" fo:font-size="12pt" fo:letter-spacing="normal" fo:font-style="normal" fo:font-weight="normal" officeooo:rsid="000067b9"/>
    </style:style>
    <style:style style:name="T4" style:family="text">
      <style:text-properties fo:font-variant="normal" fo:text-transform="none" fo:color="#222222" style:font-name="Arial" fo:font-size="12pt" fo:letter-spacing="normal" fo:font-style="normal" style:text-underline-style="solid" style:text-underline-width="auto" style:text-underline-color="font-color" fo:font-weight="normal"/>
    </style:style>
    <style:style style:name="T5" style:family="text">
      <style:text-properties fo:font-variant="normal" fo:text-transform="none" fo:color="#222222" style:font-name="Arial" fo:font-size="12pt" fo:letter-spacing="normal" fo:font-style="normal" style:text-underline-style="solid" style:text-underline-width="auto" style:text-underline-color="font-color" fo:font-weight="normal" officeooo:rsid="000064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Коллеги, добрый вечер!</text:span></text:p>
      <text:p text:style-name="P1"><text:span text:style-name="T2">А</text:span><text:span text:style-name="T1">лгоритм <text:s/></text:span><text:span text:style-name="T2">по клещу <text:s/></text:span><text:span text:style-name="T1">оставляем прежний. </text:span></text:p>
      <text:p text:style-name="P1"><text:span text:style-name="T1"/></text:p>
      <text:p text:style-name="P1"><text:span text:style-name="T4">Список эндемичных зон пока не менялся. </text:span><text:span text:style-name="T1">Тоже оставим прежний. </text:span></text:p>
      <text:p text:style-name="P1"><text:span text:style-name="T1"/></text:p>
      <text:p text:style-name="P1"><text:span text:style-name="T1">Последнее изменение в списке эндемичных районов - это добавлен Крым и Крымская область вся. </text:span></text:p>
      <text:p text:style-name="P1"><text:span text:style-name="T1"/></text:p>
      <text:p text:style-name="P1"><text:span text:style-name="T1">По введению противоклещевого иммуноглобулина убираем Жуковка, по крайней мере, на сейчас, оставляем </text:span><text:span text:style-name="T5">Ск</text:span><text:span text:style-name="T4">лиф для взрослых</text:span><text:span text:style-name="T1">, </text:span></text:p>
      <text:p text:style-name="P2"><text:span text:style-name="T2">ДКБ <text:s/>№</text:span><text:span text:style-name="T1"> 13 и </text:span><text:span text:style-name="T2">Ц</text:span><text:span text:style-name="T1">ентр Рошаля для детей.</text:span></text:p>
      <text:p text:style-name="P2"><text:span text:style-name="T1"/></text:p>
      <text:p text:style-name="P2"><text:span text:style-name="T1"/></text:p>
      <text:p text:style-name="P3"><text:span text:style-name="T3">06 мая 2020</text:span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, Helvetica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0.3$Windows_X86_64 LibreOffice_project/b0a288ab3d2d4774cb44b62f04d5d28733ac6df8</meta:generator>
    <dc:date>2020-05-07T17:47:50.705000000</dc:date>
    <meta:editing-duration>PT8H43S</meta:editing-duration>
    <meta:editing-cycles>2</meta:editing-cycles>
    <meta:document-statistic meta:table-count="0" meta:image-count="0" meta:object-count="0" meta:page-count="1" meta:paragraph-count="7" meta:word-count="57" meta:character-count="381" meta:non-whitespace-character-count="323"/>
  </office:meta>
</office:document-meta>
</file>